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fo:font-weight="bold" officeooo:rsid="001d1729" officeooo:paragraph-rsid="001d1729" style:font-weight-asian="bold" style:font-weight-complex="bold"/>
    </style:style>
    <style:style style:name="P2" style:family="paragraph" style:parent-style-name="Standard">
      <style:paragraph-properties fo:line-height="115%"/>
      <style:text-properties fo:font-weight="bold" officeooo:rsid="001ebc42" officeooo:paragraph-rsid="001ebc42" style:font-weight-asian="bold" style:font-weight-complex="bold"/>
    </style:style>
    <style:style style:name="P3" style:family="paragraph" style:parent-style-name="Standard">
      <style:paragraph-properties fo:line-height="115%"/>
      <style:text-properties fo:font-weight="bold" officeooo:rsid="0025b3ae" officeooo:paragraph-rsid="0025b3ae" style:font-weight-asian="bold" style:font-weight-complex="bold"/>
    </style:style>
    <style:style style:name="P4" style:family="paragraph" style:parent-style-name="Standard">
      <style:paragraph-properties fo:line-height="115%"/>
      <style:text-properties fo:font-weight="bold" officeooo:rsid="002806d5" officeooo:paragraph-rsid="002806d5" style:font-weight-asian="bold" style:font-weight-complex="bold"/>
    </style:style>
    <style:style style:name="P5" style:family="paragraph" style:parent-style-name="Standard">
      <style:paragraph-properties fo:line-height="115%"/>
      <style:text-properties fo:font-weight="bold" officeooo:rsid="00309f1c" officeooo:paragraph-rsid="00309f1c" style:font-weight-asian="bold" style:font-weight-complex="bold"/>
    </style:style>
    <style:style style:name="P6" style:family="paragraph" style:parent-style-name="Standard">
      <style:paragraph-properties fo:line-height="115%"/>
      <style:text-properties fo:font-weight="bold" officeooo:rsid="0037c94a" officeooo:paragraph-rsid="0037c94a" style:font-weight-asian="bold" style:font-weight-complex="bold"/>
    </style:style>
    <style:style style:name="P7" style:family="paragraph" style:parent-style-name="Standard">
      <style:paragraph-properties fo:line-height="115%"/>
      <style:text-properties fo:font-weight="bold" officeooo:rsid="00386daf" officeooo:paragraph-rsid="00386daf" style:font-weight-asian="bold" style:font-weight-complex="bold"/>
    </style:style>
    <style:style style:name="P8" style:family="paragraph" style:parent-style-name="Standard">
      <style:paragraph-properties fo:line-height="115%"/>
      <style:text-properties fo:font-weight="bold" officeooo:rsid="0039073e" officeooo:paragraph-rsid="0039073e" style:font-weight-asian="bold" style:font-weight-complex="bold"/>
    </style:style>
    <style:style style:name="P9" style:family="paragraph" style:parent-style-name="Standard">
      <style:paragraph-properties fo:line-height="115%"/>
      <style:text-properties fo:font-weight="bold" officeooo:rsid="003cf520" officeooo:paragraph-rsid="003cf520" style:font-weight-asian="bold" style:font-weight-complex="bold"/>
    </style:style>
    <style:style style:name="P10" style:family="paragraph" style:parent-style-name="Standard">
      <style:paragraph-properties fo:line-height="115%"/>
      <style:text-properties officeooo:rsid="001d1729" officeooo:paragraph-rsid="001d1729"/>
    </style:style>
    <style:style style:name="P11" style:family="paragraph" style:parent-style-name="Standard">
      <style:paragraph-properties fo:line-height="115%"/>
      <style:text-properties fo:font-weight="normal" officeooo:rsid="001d1729" officeooo:paragraph-rsid="001d1729" style:font-weight-asian="normal" style:font-weight-complex="normal"/>
    </style:style>
    <style:style style:name="P12" style:family="paragraph" style:parent-style-name="Standard">
      <style:paragraph-properties fo:line-height="115%"/>
      <style:text-properties fo:font-weight="normal" officeooo:rsid="0026ccf0" officeooo:paragraph-rsid="0026ccf0" style:font-weight-asian="normal" style:font-weight-complex="normal"/>
    </style:style>
    <style:style style:name="P13" style:family="paragraph" style:parent-style-name="Standard">
      <style:paragraph-properties fo:line-height="115%"/>
      <style:text-properties fo:font-weight="normal" officeooo:rsid="002b01b8" officeooo:paragraph-rsid="002b01b8" style:font-weight-asian="normal" style:font-weight-complex="normal"/>
    </style:style>
    <style:style style:name="P14" style:family="paragraph" style:parent-style-name="Standard">
      <style:paragraph-properties fo:line-height="115%"/>
      <style:text-properties fo:font-weight="normal" officeooo:rsid="002b01b8" officeooo:paragraph-rsid="002be4eb" style:font-weight-asian="normal" style:font-weight-complex="normal"/>
    </style:style>
    <style:style style:name="P15" style:family="paragraph" style:parent-style-name="Standard">
      <style:paragraph-properties fo:line-height="115%"/>
      <style:text-properties fo:font-weight="normal" officeooo:rsid="002be4eb" officeooo:paragraph-rsid="002be4eb" style:font-weight-asian="normal" style:font-weight-complex="normal"/>
    </style:style>
    <style:style style:name="P16" style:family="paragraph" style:parent-style-name="Standard">
      <style:paragraph-properties fo:line-height="115%"/>
      <style:text-properties fo:font-weight="normal" officeooo:rsid="002be4eb" officeooo:paragraph-rsid="002c88cd" style:font-weight-asian="normal" style:font-weight-complex="normal"/>
    </style:style>
    <style:style style:name="P17" style:family="paragraph" style:parent-style-name="Standard">
      <style:paragraph-properties fo:line-height="115%"/>
      <style:text-properties fo:font-weight="normal" officeooo:rsid="002be4eb" officeooo:paragraph-rsid="0030b9ed" style:font-weight-asian="normal" style:font-weight-complex="normal"/>
    </style:style>
    <style:style style:name="P18" style:family="paragraph" style:parent-style-name="Standard">
      <style:paragraph-properties fo:line-height="115%"/>
      <style:text-properties fo:font-weight="normal" officeooo:rsid="002c88cd" officeooo:paragraph-rsid="002c88cd" style:font-weight-asian="normal" style:font-weight-complex="normal"/>
    </style:style>
    <style:style style:name="P19" style:family="paragraph" style:parent-style-name="Standard">
      <style:paragraph-properties fo:line-height="115%"/>
      <style:text-properties fo:font-weight="normal" officeooo:rsid="002ee340" officeooo:paragraph-rsid="002ee340" style:font-weight-asian="normal" style:font-weight-complex="normal"/>
    </style:style>
    <style:style style:name="P20" style:family="paragraph" style:parent-style-name="Standard">
      <style:paragraph-properties fo:line-height="115%"/>
      <style:text-properties fo:font-weight="normal" officeooo:rsid="0030b9ed" officeooo:paragraph-rsid="0030b9ed" style:font-weight-asian="normal" style:font-weight-complex="normal"/>
    </style:style>
    <style:style style:name="P21" style:family="paragraph" style:parent-style-name="Standard">
      <style:paragraph-properties fo:line-height="115%"/>
      <style:text-properties fo:font-weight="normal" officeooo:rsid="00386daf" officeooo:paragraph-rsid="00386daf" style:font-weight-asian="normal" style:font-weight-complex="normal"/>
    </style:style>
    <style:style style:name="P22" style:family="paragraph" style:parent-style-name="Standard">
      <style:paragraph-properties fo:line-height="115%"/>
      <style:text-properties fo:font-weight="normal" officeooo:rsid="0039dc4d" officeooo:paragraph-rsid="0039dc4d" style:font-weight-asian="normal" style:font-weight-complex="normal"/>
    </style:style>
    <style:style style:name="P23" style:family="paragraph" style:parent-style-name="Standard">
      <style:paragraph-properties fo:line-height="115%"/>
      <style:text-properties officeooo:rsid="001ebc42" officeooo:paragraph-rsid="001ebc42"/>
    </style:style>
    <style:style style:name="P24" style:family="paragraph" style:parent-style-name="Standard">
      <style:paragraph-properties fo:line-height="115%"/>
      <style:text-properties officeooo:paragraph-rsid="001d1729"/>
    </style:style>
    <style:style style:name="P25" style:family="paragraph" style:parent-style-name="Standard">
      <style:paragraph-properties fo:line-height="115%"/>
      <style:text-properties officeooo:rsid="00210a30" officeooo:paragraph-rsid="00210a30"/>
    </style:style>
    <style:style style:name="P26" style:family="paragraph" style:parent-style-name="Standard">
      <style:paragraph-properties fo:line-height="115%"/>
      <style:text-properties officeooo:rsid="00239e4d" officeooo:paragraph-rsid="00239e4d"/>
    </style:style>
    <style:style style:name="T1" style:family="text">
      <style:text-properties officeooo:rsid="001d1729"/>
    </style:style>
    <style:style style:name="T2" style:family="text">
      <style:text-properties fo:font-weight="normal" officeooo:rsid="001d1729" style:font-weight-asian="normal" style:font-weight-complex="normal"/>
    </style:style>
    <style:style style:name="T3" style:family="text">
      <style:text-properties officeooo:rsid="00224df2"/>
    </style:style>
    <style:style style:name="T4" style:family="text">
      <style:text-properties officeooo:rsid="00242d8c"/>
    </style:style>
    <style:style style:name="T5" style:family="text">
      <style:text-properties officeooo:rsid="0025b3ae"/>
    </style:style>
    <style:style style:name="T6" style:family="text">
      <style:text-properties officeooo:rsid="0029dfaa"/>
    </style:style>
    <style:style style:name="T7" style:family="text">
      <style:text-properties officeooo:rsid="002be4eb"/>
    </style:style>
    <style:style style:name="T8" style:family="text">
      <style:text-properties officeooo:rsid="0035b2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tab/><text:tab/><text:tab/><text:tab/><text:tab/>Niila Rouhiainen 18.9.2024</text:p>
      <text:p text:style-name="P1"/>
      <text:p text:style-name="P1">Exercise 1</text:p>
      <text:p text:style-name="P1"/>
      <text:p text:style-name="P2">a)</text:p>
      <text:p text:style-name="P11">Let’s start by calculating the total amount of bits in a single address. This value depends on the main memory so we can use this same value for all the questions. Since the main memory is 16 gigabytes we need to find which exponent gives us the necessary amount of bits from a power of 2.</text:p>
      <text:p text:style-name="P24"><text:span text:style-name="T2"/></text:p>
      <text:p text:style-name="P24"><text:span text:style-name="T2">2^34 = </text:span>17179869184</text:p>
      <text:p text:style-name="P24"><text:span text:style-name="T1">The exponent needed is 34, so the total number of bits in a address is 34 bits. Let’s do the same for the block offset. In this case we need to find the exponent for the block size.</text:span></text:p>
      <text:p text:style-name="P24"/>
      <text:p text:style-name="P10">2^6 = 64</text:p>
      <text:p text:style-name="P24"><text:span text:style-name="T1">6 bits for the block offset, which appears at the very end of the address. Now we have 28 bits remaining. We need to calculate the bits needed for the index and then we can easily get the amount for the tag by just counting the remaining bits in the address. Let’s start by finding out the number of sets as the rate of associativty is always 1. Since we are using direct mapping, we can just divide the cache size with the block size which returns us 1024. We need to find the exponent with the power of 2 that gives us this value.</text:span></text:p>
      <text:p text:style-name="P24"/>
      <text:p text:style-name="P23">2^10 = 1024.</text:p>
      <text:p text:style-name="P23"/>
      <text:p text:style-name="P23">Now that we know the number of bits needed for the index. We can just count the remaining bits for the tag. 34 – 6 – 10 = 18. 18 <text:span text:style-name="T5">b</text:span>its for the tag, 10 for the index and 6 for the offset, totaling at 34 bits.</text:p>
      <text:p text:style-name="P23"/>
      <text:p text:style-name="P2">b)</text:p>
      <text:p text:style-name="P25">Again, the total amount of bits is 34. The type of mapping used does not affec the block offset, so we can just assume that it is 6 yet again. <text:span text:style-name="T3">The type of mapping used does affect how the index is calculated which in turn also affects the amount of bits used for the tag. The difference lies in how the number of sets is calculated. Since we are calculating with a 4-way set associative in mind, we need to multiply the block size by 4 before using it divide the cache size, when calculating the number of sets.</text:span></text:p>
      <text:p text:style-name="P25"/>
      <text:p text:style-name="P26">64kB / (64B * 4) = 64kB / 256B = 256 sets. <text:span text:style-name="T4">The exponent needed for this value is 8. The tag should <text:s/>be 34 – 6 – 8 = 20 bits long. 20 bits for the tag, 8 for the index and yet again 6 for the offset, totaling at 34 bits.</text:span></text:p>
      <text:p text:style-name="P26"/>
      <text:p text:style-name="P3">c)</text:p>
      <text:p text:style-name="P12">Same as the last question, but with a double set associativity, so I’ll keep this one short.</text:p>
      <text:p text:style-name="P12"/>
      <text:p text:style-name="P12">64kB / (64B * 8) = 64kB / 1kB = <text:span text:style-name="T6">128</text:span></text:p>
      <text:p text:style-name="P12">2^<text:span text:style-name="T6">7</text:span> = <text:span text:style-name="T6">128</text:span></text:p>
      <text:p text:style-name="P12">34 – <text:span text:style-name="T6">7</text:span> – 6 = 2<text:span text:style-name="T6">1</text:span></text:p>
      <text:p text:style-name="P12"><text:soft-page-break/>2<text:span text:style-name="T6">1</text:span> for the tag, <text:span text:style-name="T6">7</text:span> for the index and 6 for the offset, coming it a total of 34 bits.</text:p>
      <text:p text:style-name="P12"/>
      <text:p text:style-name="P4">d)</text:p>
      <text:p text:style-name="P5">1.</text:p>
      <text:p text:style-name="P13">Let’s start by converting the address (0xA8F3ED5) to binary.</text:p>
      <text:p text:style-name="P13"/>
      <text:p text:style-name="P13">A = 1010, 8 = 1000, F = 1111, 3 = 0011, E = 1110, D = 1101, 5 = 0101</text:p>
      <text:p text:style-name="P14">1010100011110011111011010101</text:p>
      <text:p text:style-name="P14"><text:span text:style-name="T7">T</text:span>his is only 28 bits long, so let’s add enough zeroes to the front to make it 34 bits long.</text:p>
      <text:p text:style-name="P14"/>
      <text:p text:style-name="P15">0000001010100011110011111011010101</text:p>
      <text:p text:style-name="P18">We can get the block number by combining the tag bits and the index bits together. We can remove the last 6 bits (the block offset) to get the block number.</text:p>
      <text:p text:style-name="P18"/>
      <text:p text:style-name="P16">0000001010100011110011111011</text:p>
      <text:p text:style-name="P19">Converting this back to hexadecimal gives us the address 0x2A3CFB.</text:p>
      <text:p text:style-name="P19"/>
      <text:p text:style-name="P5">2.</text:p>
      <text:p text:style-name="P20">Since we are using the same specs as in the ’c’ part of this exercise, we can use assume that the tag is the <text:span text:style-name="T8">same as the</text:span> first 21 bits of the memory reference. </text:p>
      <text:p text:style-name="P20"/>
      <text:p text:style-name="P17">000000101010001111001</text:p>
      <text:p text:style-name="P20">Converting this back to hexadecimal gives us the address 0x5479</text:p>
      <text:p text:style-name="P20"/>
      <text:p text:style-name="P6">Exercise 2</text:p>
      <text:p text:style-name="P6"/>
      <text:p text:style-name="P7">Intel Nehalem</text:p>
      <text:p text:style-name="P21">L1 = 4 + 0.029 * 11 = 4.319</text:p>
      <text:p text:style-name="P21">L2 = 11 + 0.012 * 39 = 11.468</text:p>
      <text:p text:style-name="P21">L3 = 39 + 0.004 * 107 = 39.428</text:p>
      <text:p text:style-name="P21"/>
      <text:p text:style-name="P8">Intel Penryn</text:p>
      <text:p text:style-name="P22">L1 = 3 + 0.029 * 15 = 3.435</text:p>
      <text:p text:style-name="P22">L2 = 15 + 0.004 * 160 = 15.64</text:p>
      <text:p text:style-name="P22"/>
      <text:p text:style-name="P9">Exercise 3</text:p>
      <text:p text:style-name="P9"/>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9-18T10:18:36.499000000</meta:creation-date>
    <dc:date>2024-09-18T11:54:24.078000000</dc:date>
    <meta:editing-duration>PT1H12M33S</meta:editing-duration>
    <meta:editing-cycles>24</meta:editing-cycles>
    <meta:generator>LibreOffice/6.3.5.2$Windows_X86_64 LibreOffice_project/dd0751754f11728f69b42ee2af66670068624673</meta:generator>
    <meta:document-statistic meta:table-count="0" meta:image-count="0" meta:object-count="0" meta:page-count="2" meta:paragraph-count="42" meta:word-count="662" meta:character-count="3229" meta:non-whitespace-character-count="2592"/>
  </office:meta>
</office:document-meta>
</file>